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8pt" fo:language="en" fo:country="GB" fo:font-style="italic" officeooo:rsid="000ba2f8" officeooo:paragraph-rsid="000ba2f8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8pt" fo:language="en" fo:country="GB" officeooo:rsid="000ba2f8" officeooo:paragraph-rsid="000ba2f8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8pt" fo:language="en" fo:country="GB" fo:font-style="normal" officeooo:rsid="0023ae46" officeooo:paragraph-rsid="0023ae46" style:font-size-asian="8pt" style:font-style-asian="normal" style:font-size-complex="8pt" style:font-style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officeooo:rsid="018cfde4" officeooo:paragraph-rsid="018cfde4" style:font-size-asian="8pt" style:font-size-complex="8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officeooo:rsid="018d77b0" officeooo:paragraph-rsid="018d77b0" style:font-size-asian="8pt" style:font-size-complex="8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officeooo:rsid="0190ad99" officeooo:paragraph-rsid="0190ad99" style:font-size-asian="8pt" style:font-size-complex="8pt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officeooo:paragraph-rsid="0190ad99" style:font-size-asian="8pt" style:font-size-complex="8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officeooo:rsid="0195e29c" officeooo:paragraph-rsid="0195e29c" style:font-size-asian="8pt" style:font-size-complex="8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officeooo:rsid="01f951a7" officeooo:paragraph-rsid="01f951a7" style:font-size-asian="8pt" style:font-size-complex="8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officeooo:rsid="023cd3d2" officeooo:paragraph-rsid="023cd3d2" style:font-size-asian="8pt" style:font-size-complex="8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officeooo:rsid="028c0435" officeooo:paragraph-rsid="028c0435" style:font-size-asian="8pt" style:font-size-complex="8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officeooo:rsid="023a2681" officeooo:paragraph-rsid="023a2681" style:font-size-asian="8pt" style:font-size-complex="8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17bcd0f" officeooo:paragraph-rsid="0199f4b8" style:font-size-asian="8pt" style:font-style-asian="normal" style:font-size-complex="8pt" style:font-style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17bcd0f" officeooo:paragraph-rsid="0011dc5b" style:font-size-asian="8pt" style:font-style-asian="normal" style:font-size-complex="8pt" style:font-style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17bcd0f" officeooo:paragraph-rsid="02326812" style:font-size-asian="8pt" style:font-style-asian="normal" style:font-size-complex="8pt" style:font-style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17bcd0f" officeooo:paragraph-rsid="0304d090" style:font-size-asian="8pt" style:font-style-asian="normal" style:font-size-complex="8pt" style:font-style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17bcd0f" officeooo:paragraph-rsid="02fc8688" style:font-size-asian="8pt" style:font-style-asian="normal" style:font-size-complex="8pt" style:font-style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1f7b21e" officeooo:paragraph-rsid="01f7b21e" style:font-size-asian="8pt" style:font-style-asian="normal" style:font-size-complex="8pt" style:font-style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1bb0b79" officeooo:paragraph-rsid="0011dc5b" style:font-size-asian="8pt" style:font-style-asian="normal" style:font-size-complex="8pt" style:font-style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1bb0b79" officeooo:paragraph-rsid="01bb0b79" style:font-size-asian="8pt" style:font-style-asian="normal" style:font-size-complex="8pt" style:font-style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2062a50" officeooo:paragraph-rsid="02062a50" style:font-size-asian="8pt" style:font-style-asian="normal" style:font-size-complex="8pt" style:font-style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213b9c3" officeooo:paragraph-rsid="0213b9c3" style:font-size-asian="8pt" style:font-style-asian="normal" style:font-size-complex="8pt" style:font-style-complex="normal"/>
    </style:style>
    <style:style style:name="P23" style:family="paragraph" style:parent-style-name="Standard" style:list-style-name="L1" style:master-page-name="">
      <loext:graphic-properties draw:fill="none"/>
      <style:paragraph-properties fo:margin-left="0.7cm" fo:margin-right="0cm" fo:text-align="start" style:justify-single-word="false" fo:text-indent="-0.199cm" style:auto-text-indent="false" style:page-number="auto" fo:background-color="transparent"/>
      <style:text-properties style:font-name="DejaVu Sans" fo:font-size="8pt" fo:language="en" fo:country="GB" fo:font-style="normal" officeooo:rsid="0213b9c3" officeooo:paragraph-rsid="0213b9c3" style:font-size-asian="8pt" style:font-style-asian="normal" style:font-size-complex="8pt" style:font-style-complex="normal"/>
    </style:style>
    <style:style style:name="P24" style:family="paragraph" style:parent-style-name="Standard" style:list-style-name="L1" style:master-page-name="">
      <loext:graphic-properties draw:fill="none"/>
      <style:paragraph-properties fo:margin-left="0.7cm" fo:margin-right="0cm" fo:text-align="start" style:justify-single-word="false" fo:text-indent="-0.199cm" style:auto-text-indent="false" style:page-number="auto" fo:background-color="transparent">
        <style:tab-stops>
          <style:tab-stop style:position="-0.116cm"/>
          <style:tab-stop style:position="1.489cm"/>
        </style:tab-stops>
      </style:paragraph-properties>
      <style:text-properties style:font-name="DejaVu Sans" fo:font-size="8pt" fo:language="en" fo:country="GB" fo:font-style="normal" officeooo:rsid="0213b9c3" officeooo:paragraph-rsid="0213b9c3" style:font-size-asian="8pt" style:font-style-asian="normal" style:font-size-complex="8pt" style:font-style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2176563" officeooo:paragraph-rsid="02176563" style:font-size-asian="8pt" style:font-style-asian="normal" style:font-size-complex="8pt" style:font-style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2256aea" officeooo:paragraph-rsid="02256aea" style:font-size-asian="8pt" style:font-style-asian="normal" style:font-size-complex="8pt" style:font-style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2166ebc" officeooo:paragraph-rsid="02166ebc" style:font-size-asian="8pt" style:font-style-asian="normal" style:font-size-complex="8pt" style:font-style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20be9c9" officeooo:paragraph-rsid="0011dc5b" style:font-size-asian="8pt" style:font-style-asian="normal" style:font-size-complex="8pt" style:font-style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20be9c9" officeooo:paragraph-rsid="020be9c9" style:font-size-asian="8pt" style:font-style-asian="normal" style:font-size-complex="8pt" style:font-style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246facb" officeooo:paragraph-rsid="0246facb" style:font-size-asian="8pt" style:font-style-asian="normal" style:font-size-complex="8pt" style:font-style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26ab2ee" officeooo:paragraph-rsid="026ab2ee" style:font-size-asian="8pt" style:font-style-asian="normal" style:font-size-complex="8pt" style:font-style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27cb060" officeooo:paragraph-rsid="027e767d" style:font-size-asian="8pt" style:font-style-asian="normal" style:font-size-complex="8pt" style:font-style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28b7e51" officeooo:paragraph-rsid="028b7e51" style:font-size-asian="8pt" style:font-style-asian="normal" style:font-size-complex="8pt" style:font-style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2c044c2" officeooo:paragraph-rsid="02c044c2" style:font-size-asian="8pt" style:font-style-asian="normal" style:font-size-complex="8pt" style:font-style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304d090" officeooo:paragraph-rsid="0304d090" style:font-size-asian="8pt" style:font-style-asian="normal" style:font-size-complex="8pt" style:font-style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2a435c9" officeooo:paragraph-rsid="02a435c9" style:font-size-asian="8pt" style:font-style-asian="normal" style:font-size-complex="8pt" style:font-style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2a35167" officeooo:paragraph-rsid="02a35167" style:font-size-asian="8pt" style:font-style-asian="normal" style:font-size-complex="8pt" style:font-style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2d4836b" officeooo:paragraph-rsid="02d4836b" style:font-size-asian="8pt" style:font-style-asian="normal" style:font-size-complex="8pt" style:font-style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2fc8688" officeooo:paragraph-rsid="02fc8688" style:font-size-asian="8pt" style:font-style-asian="normal" style:font-size-complex="8pt" style:font-style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2dacbf1" officeooo:paragraph-rsid="0011dc5b" style:font-size-asian="8pt" style:font-style-asian="normal" style:font-size-complex="8pt" style:font-style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2dc0b7f" officeooo:paragraph-rsid="02dc0b7f" style:font-size-asian="8pt" style:font-style-asian="normal" style:font-size-complex="8pt" style:font-style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317fac0" officeooo:paragraph-rsid="0011dc5b" style:font-size-asian="8pt" style:font-style-asian="normal" style:font-size-complex="8pt" style:font-style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33293b0" officeooo:paragraph-rsid="033293b0" style:font-size-asian="8pt" style:font-style-asian="normal" style:font-size-complex="8pt" style:font-style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33293b0" officeooo:paragraph-rsid="027e767d" style:font-size-asian="8pt" style:font-style-asian="normal" style:font-size-complex="8pt" style:font-style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190ad99" officeooo:paragraph-rsid="0190ad99" style:font-size-asian="8pt" style:font-style-asian="normal" style:font-size-complex="8pt" style:font-style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1a006e7" officeooo:paragraph-rsid="01a006e7" style:font-size-asian="8pt" style:font-style-asian="normal" style:font-size-complex="8pt" style:font-style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1be0db2" officeooo:paragraph-rsid="01be0db2" style:font-size-asian="8pt" style:font-style-asian="normal" style:font-size-complex="8pt" style:font-style-complex="normal"/>
    </style:style>
    <style:style style:name="P48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195e29c" officeooo:paragraph-rsid="0195e29c" style:font-size-asian="8pt" style:font-style-asian="normal" style:font-size-complex="8pt" style:font-style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195f7f4" officeooo:paragraph-rsid="0195f7f4" style:font-size-asian="8pt" style:font-style-asian="normal" style:font-size-complex="8pt" style:font-style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1c20f9b" officeooo:paragraph-rsid="01c20f9b" style:font-size-asian="8pt" style:font-style-asian="normal" style:font-size-complex="8pt" style:font-style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1d78e67" officeooo:paragraph-rsid="01d78e67" style:font-size-asian="8pt" style:font-style-asian="normal" style:font-size-complex="8pt" style:font-style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22752a5" officeooo:paragraph-rsid="022752a5" style:font-size-asian="8pt" style:font-style-asian="normal" style:font-size-complex="8pt" style:font-style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1ff5697" officeooo:paragraph-rsid="01ff5697" style:font-size-asian="8pt" style:font-style-asian="normal" style:font-size-complex="8pt" style:font-style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1fd9e8c" officeooo:paragraph-rsid="01fd9e8c" style:font-size-asian="8pt" style:font-style-asian="normal" style:font-size-complex="8pt" style:font-style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217ee24" officeooo:paragraph-rsid="0217ee24" style:font-size-asian="8pt" style:font-style-asian="normal" style:font-size-complex="8pt" style:font-style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2029205" officeooo:paragraph-rsid="02029205" style:font-size-asian="8pt" style:font-style-asian="normal" style:font-size-complex="8pt" style:font-style-complex="normal"/>
    </style:style>
    <style:style style:name="P57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23cd3d2" officeooo:paragraph-rsid="023cd3d2" style:font-size-asian="8pt" style:font-style-asian="normal" style:font-size-complex="8pt" style:font-style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28c0435" officeooo:paragraph-rsid="028c0435" style:font-size-asian="8pt" style:font-style-asian="normal" style:font-size-complex="8pt" style:font-style-complex="normal"/>
    </style:style>
    <style:style style:name="P59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normal" officeooo:rsid="023a2681" officeooo:paragraph-rsid="023a2681" style:font-size-asian="8pt" style:font-style-asian="normal" style:font-size-complex="8pt" style:font-style-complex="normal"/>
    </style:style>
    <style:style style:name="P60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italic" officeooo:rsid="033293b0" officeooo:paragraph-rsid="033293b0" style:font-size-asian="8pt" style:font-style-asian="italic" style:font-size-complex="8pt" style:font-style-complex="italic"/>
    </style:style>
    <style:style style:name="P61" style:family="paragraph" style:parent-style-name="Standard" style:list-style-name="L1">
      <style:paragraph-properties fo:text-align="start" style:justify-single-word="false"/>
      <style:text-properties style:font-name="DejaVu Sans" fo:font-size="8pt" fo:language="en" fo:country="GB" fo:font-style="italic" officeooo:rsid="03fd4a45" officeooo:paragraph-rsid="03fd4a45" style:font-size-asian="8pt" style:font-style-asian="italic" style:font-size-complex="8pt" style:font-style-complex="italic"/>
    </style:style>
    <style:style style:name="P62" style:family="paragraph" style:parent-style-name="Standard" style:list-style-name="L1">
      <style:paragraph-properties fo:text-align="start" style:justify-single-word="false"/>
      <style:text-properties style:text-position="0% 100%" style:font-name="DejaVu Sans" fo:font-size="8pt" fo:language="en" fo:country="GB" fo:font-style="normal" officeooo:rsid="03fb720c" officeooo:paragraph-rsid="03fb720c" style:font-size-asian="8pt" style:font-style-asian="normal" style:font-size-complex="8pt" style:font-style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style:text-position="0% 100%" style:font-name="DejaVu Sans" fo:font-size="8pt" fo:language="en" fo:country="GB" fo:font-style="normal" officeooo:rsid="0198e6fa" officeooo:paragraph-rsid="0199f4b8" style:font-size-asian="8pt" style:font-style-asian="normal" style:font-size-complex="8pt" style:font-style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style:text-position="0% 100%" style:font-name="DejaVu Sans" fo:font-size="8pt" fo:language="en" fo:country="GB" fo:font-style="normal" officeooo:rsid="02326812" officeooo:paragraph-rsid="02326812" style:font-size-asian="8pt" style:font-style-asian="normal" style:font-size-complex="8pt" style:font-style-complex="normal"/>
    </style:style>
    <style:style style:name="P65" style:family="paragraph" style:parent-style-name="Standard" style:list-style-name="L1">
      <style:paragraph-properties fo:text-align="start" style:justify-single-word="false"/>
      <style:text-properties style:text-position="0% 100%" style:font-name="DejaVu Sans" fo:font-size="8pt" fo:language="en" fo:country="GB" fo:font-style="normal" officeooo:rsid="0273f8f8" officeooo:paragraph-rsid="02a3c418" style:font-size-asian="8pt" style:font-style-asian="normal" style:font-size-complex="8pt" style:font-style-complex="normal"/>
    </style:style>
    <style:style style:name="P66" style:family="paragraph" style:parent-style-name="Standard" style:list-style-name="L1">
      <style:paragraph-properties fo:text-align="start" style:justify-single-word="false"/>
      <style:text-properties style:text-position="0% 100%" style:font-name="DejaVu Sans" fo:font-size="8pt" fo:language="en" fo:country="GB" fo:font-style="normal" officeooo:rsid="02752bdf" officeooo:paragraph-rsid="02a3c418" style:font-size-asian="8pt" style:font-style-asian="normal" style:font-size-complex="8pt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17d97b6" style:font-style-asian="normal" style:font-style-complex="normal"/>
    </style:style>
    <style:style style:name="T3" style:family="text">
      <style:text-properties fo:font-style="normal" officeooo:rsid="0195f7f4" style:font-style-asian="normal" style:font-style-complex="normal"/>
    </style:style>
    <style:style style:name="T4" style:family="text">
      <style:text-properties fo:font-style="normal" officeooo:rsid="022752a5" style:font-style-asian="normal" style:font-style-complex="normal"/>
    </style:style>
    <style:style style:name="T5" style:family="text">
      <style:text-properties fo:font-style="normal" officeooo:rsid="023b5ce9" style:font-style-asian="normal" style:font-style-complex="normal"/>
    </style:style>
    <style:style style:name="T6" style:family="text">
      <style:text-properties fo:font-style="normal" officeooo:rsid="028d98a8" style:font-style-asian="normal" style:font-style-complex="normal"/>
    </style:style>
    <style:style style:name="T7" style:family="text">
      <style:text-properties fo:font-style="normal" officeooo:rsid="028e6299" style:font-style-asian="normal" style:font-style-complex="normal"/>
    </style:style>
    <style:style style:name="T8" style:family="text">
      <style:text-properties fo:font-style="normal" officeooo:rsid="0190ad99" style:font-style-asian="normal" style:font-style-complex="normal"/>
    </style:style>
    <style:style style:name="T9" style:family="text">
      <style:text-properties style:text-position="super 58%" officeooo:rsid="0198e6fa"/>
    </style:style>
    <style:style style:name="T10" style:family="text">
      <style:text-properties style:text-position="0% 100%" officeooo:rsid="0198e6fa"/>
    </style:style>
    <style:style style:name="T11" style:family="text">
      <style:text-properties style:text-position="0% 100%" officeooo:rsid="02326812"/>
    </style:style>
    <style:style style:name="T12" style:family="text">
      <style:text-properties style:text-position="0% 100%" officeooo:rsid="02a3c418"/>
    </style:style>
    <style:style style:name="T13" style:family="text">
      <style:text-properties style:text-position="0% 100%" officeooo:rsid="03fb720c"/>
    </style:style>
    <style:style style:name="T14" style:family="text">
      <style:text-properties officeooo:rsid="018f282a"/>
    </style:style>
    <style:style style:name="T15" style:family="text">
      <style:text-properties officeooo:rsid="0190ad99"/>
    </style:style>
    <style:style style:name="T16" style:family="text">
      <style:text-properties officeooo:rsid="01998919"/>
    </style:style>
    <style:style style:name="T17" style:family="text">
      <style:text-properties officeooo:rsid="019bc051"/>
    </style:style>
    <style:style style:name="T18" style:family="text">
      <style:text-properties officeooo:rsid="0213b9c3"/>
    </style:style>
    <style:style style:name="T19" style:family="text">
      <style:text-properties officeooo:rsid="02166ebc"/>
    </style:style>
    <style:style style:name="T20" style:family="text">
      <style:text-properties officeooo:rsid="02176563"/>
    </style:style>
    <style:style style:name="T21" style:family="text">
      <style:text-properties officeooo:rsid="0246facb"/>
    </style:style>
    <style:style style:name="T22" style:family="text">
      <style:text-properties officeooo:rsid="02484712"/>
    </style:style>
    <style:style style:name="T23" style:family="text">
      <style:text-properties officeooo:rsid="026ab2ee"/>
    </style:style>
    <style:style style:name="T24" style:family="text">
      <style:text-properties officeooo:rsid="02752bdf"/>
    </style:style>
    <style:style style:name="T25" style:family="text">
      <style:text-properties officeooo:rsid="027665cb"/>
    </style:style>
    <style:style style:name="T26" style:family="text">
      <style:text-properties officeooo:rsid="027acd9a"/>
    </style:style>
    <style:style style:name="T27" style:family="text">
      <style:text-properties officeooo:rsid="027cb060"/>
    </style:style>
    <style:style style:name="T28" style:family="text">
      <style:text-properties officeooo:rsid="028b7e51"/>
    </style:style>
    <style:style style:name="T29" style:family="text">
      <style:text-properties officeooo:rsid="02a35167"/>
    </style:style>
    <style:style style:name="T30" style:family="text">
      <style:text-properties officeooo:rsid="02d95026"/>
    </style:style>
    <style:style style:name="T31" style:family="text">
      <style:text-properties officeooo:rsid="02dc0b7f"/>
    </style:style>
    <style:style style:name="T32" style:family="text">
      <style:text-properties officeooo:rsid="02fd22d4"/>
    </style:style>
    <style:style style:name="T33" style:family="text">
      <style:text-properties officeooo:rsid="0304d090"/>
    </style:style>
    <style:style style:name="T34" style:family="text">
      <style:text-properties officeooo:rsid="03fb720c"/>
    </style:style>
    <style:style style:name="Sect1" style:family="section">
      <style:section-properties text:dont-balance-text-columns="false" style:editable="false">
        <style:columns fo:column-count="4" fo:column-gap="0.497cm">
          <style:column style:rel-width="16383*" fo:start-indent="0cm" fo:end-indent="0.248cm"/>
          <style:column style:rel-width="16383*" fo:start-indent="0.248cm" fo:end-indent="0.248cm"/>
          <style:column style:rel-width="16383*" fo:start-indent="0.248cm" fo:end-indent="0.248cm"/>
          <style:column style:rel-width="16386*" fo:start-indent="0.248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25cm">
          <style:column style:rel-width="32767*" fo:start-indent="0cm" fo:end-indent="0.125cm"/>
          <style:column style:rel-width="32768*" fo:start-indent="0.125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2">
          <style:column style:rel-width="1987*" fo:start-indent="0cm" fo:end-indent="0.198cm"/>
          <style:column style:rel-width="2662*" fo:start-indent="0.198cm" fo:end-indent="0cm"/>
        </style:columns>
      </style:section-properties>
    </style:style>
    <text:list-style style:name="L1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249cm" fo:margin-left="0.499cm"/>
        </style:list-level-properties>
      </text:list-level-style-number>
      <text:list-level-style-number text:level="2" loext:num-list-format=" %2%)" style:num-prefix=" " style:num-suffix=")" style:num-format="a">
        <style:list-level-properties text:list-level-position-and-space-mode="label-alignment">
          <style:list-level-label-alignment text:label-followed-by="space" fo:text-indent="-0.201cm" fo:margin-left="0.801cm"/>
        </style:list-level-properties>
      </text:list-level-style-number>
      <text:list-level-style-bullet text:level="3" loext:num-list-format="%3%" text:bullet-char="▸">
        <style:list-level-properties text:list-level-position-and-space-mode="label-alignment">
          <style:list-level-label-alignment text:label-followed-by="space" fo:text-indent="-0.199cm" fo:margin-left="1.3cm"/>
        </style:list-level-properties>
        <style:text-properties style:font-name="OpenSymbol1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201cm" fo:margin-left="1.951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General Knowledge"/><text:bookmark text:name="Index"/><text:reference-mark-start text:name="GK"/>General Knowledge<text:reference-mark-end text:name="GK"/></text:p>
      <text:p text:style-name="P2"/>
      <text:list xml:id="list3659828024" text:style-name="L1">
        <text:list-item>
          <text:p text:style-name="P4">Shusaku number, Morphy number, Bacon number and Erdős [/ˈɛrdøːʃ/<text:span text:style-name="T26">] </text:span>number are measures of what?</text:p>
          <text:list>
            <text:list-item>
              <text:p text:style-name="P5">Disaster preparedness</text:p>
            </text:list-item>
            <text:list-item>
              <text:p text:style-name="P5">Divisibility of numbers</text:p>
            </text:list-item>
            <text:list-item>
              <text:p text:style-name="P4">Connectivity between people</text:p>
            </text:list-item>
            <text:list-item>
              <text:p text:style-name="P5">Characteristics of agricultural machinery</text:p>
              <text:list>
                <text:list-item>
                  <text:p text:style-name="P4"><text:span text:style-name="T17">c</text:span>) Connectivity between people (Go (board game) players, <text:span text:style-name="T14">c</text:span>hess players, <text:span text:style-name="T14">f</text:span>ilm actors and mathematicians respectively)</text:p>
                </text:list-item>
              </text:list>
            </text:list-item>
          </text:list>
        </text:list-item>
        <text:list-item>
          <text:p text:style-name="P13"><text:span text:style-name="T10">As of </text:span><text:span text:style-name="T13">29</text:span><text:span text:style-name="T12"> July</text:span><text:span text:style-name="T10"> 2019, how many people have served as UK Foreign Secretary in the 21</text:span><text:span text:style-name="T9">st</text:span><text:span text:style-name="T10"> Century?</text:span></text:p>
        </text:list-item>
      </text:list>
      <text:section text:style-name="Sect1" text:name="Section6">
        <text:list xml:id="list200407665534216" text:continue-numbering="true" text:style-name="L1">
          <text:list-item>
            <text:list>
              <text:list-item>
                <text:p text:style-name="P62">5</text:p>
              </text:list-item>
              <text:list-item>
                <text:p text:style-name="P62">9</text:p>
              </text:list-item>
              <text:list-item>
                <text:p text:style-name="P63">1<text:span text:style-name="T16">2</text:span></text:p>
              </text:list-item>
              <text:list-item>
                <text:p text:style-name="P63">1<text:span text:style-name="T16">8</text:span></text:p>
              </text:list-item>
            </text:list>
          </text:list-item>
        </text:list>
      </text:section>
      <text:list xml:id="list200407833511273" text:continue-numbering="true" text:style-name="L1">
        <text:list-item>
          <text:list>
            <text:list-item>
              <text:list>
                <text:list-item>
                  <text:p text:style-name="P63">b) <text:span text:style-name="T34">9</text:span> (Robin Cook, Jack Straw, Margaret Beckett, David Milliband, William Hague, Philip Hammond, Boris Johnson, Jeremy Hunt, <text:span text:style-name="T34">Dominic Raab</text:span>)</text:p>
                </text:list-item>
              </text:list>
            </text:list-item>
          </text:list>
        </text:list-item>
        <text:list-item>
          <text:p text:style-name="P18">Hangul script is used to write which language?</text:p>
        </text:list-item>
      </text:list>
      <text:section text:style-name="Sect2" text:name="Section33">
        <text:list xml:id="list200407211023803" text:continue-numbering="true" text:style-name="L1">
          <text:list-item>
            <text:list>
              <text:list-item>
                <text:p text:style-name="P18">Japanese</text:p>
              </text:list-item>
              <text:list-item>
                <text:p text:style-name="P18">Vietnamese</text:p>
              </text:list-item>
              <text:list-item>
                <text:p text:style-name="P18">Korean</text:p>
              </text:list-item>
              <text:list-item>
                <text:p text:style-name="P18">Chinese</text:p>
              </text:list-item>
            </text:list>
          </text:list-item>
        </text:list>
      </text:section>
      <text:list xml:id="list200408176448753" text:continue-numbering="true" text:style-name="L1">
        <text:list-item>
          <text:list>
            <text:list-item>
              <text:list>
                <text:list-item>
                  <text:p text:style-name="P18">c) Korean</text:p>
                </text:list-item>
              </text:list>
            </text:list-item>
          </text:list>
        </text:list-item>
        <text:list-item>
          <text:p text:style-name="P19">Match these events to the date they are held?</text:p>
        </text:list-item>
      </text:list>
      <text:section text:style-name="Sect3" text:name="Section16">
        <text:list xml:id="list200406239540804" text:continue-numbering="true" text:style-name="L1">
          <text:list-item>
            <text:list>
              <text:list-item>
                <text:p text:style-name="P20">International Women's Day</text:p>
              </text:list-item>
              <text:list-item>
                <text:p text:style-name="P20">World AIDS Day</text:p>
              </text:list-item>
              <text:list-item>
                <text:p text:style-name="P20">World Book Day</text:p>
              </text:list-item>
              <text:list-item>
                <text:p text:style-name="P20">International Talk Like A Pirate Day</text:p>
              </text:list-item>
              <text:list-item>
                <text:p text:style-name="P20">8 March</text:p>
              </text:list-item>
              <text:list-item>
                <text:p text:style-name="P20">23 April</text:p>
              </text:list-item>
              <text:list-item>
                <text:p text:style-name="P20">19 September</text:p>
              </text:list-item>
              <text:list-item>
                <text:p text:style-name="P20">1 December</text:p>
              </text:list-item>
            </text:list>
          </text:list-item>
        </text:list>
      </text:section>
      <text:list xml:id="list200406805003378" text:continue-numbering="true" text:style-name="L1">
        <text:list-item>
          <text:list>
            <text:list-item>
              <text:list>
                <text:list-item>
                  <text:p text:style-name="P20">A – E (Women's Day 8 March)</text:p>
                </text:list-item>
                <text:list-item>
                  <text:p text:style-name="P20">B – H (AIDS Day 1 December)</text:p>
                </text:list-item>
                <text:list-item>
                  <text:p text:style-name="P20"><text:soft-page-break/>C – F (Book day 23 April)</text:p>
                </text:list-item>
                <text:list-item>
                  <text:p text:style-name="P20">D – G (Talk like a pirate day 19 September)</text:p>
                </text:list-item>
              </text:list>
            </text:list-item>
          </text:list>
        </text:list-item>
        <text:list-item>
          <text:p text:style-name="P6">Starting with the lowest, rank the suits in order of value in contract bridge</text:p>
          <text:list>
            <text:list-item>
              <text:list>
                <text:list-item>
                  <text:p text:style-name="P14"><text:span text:style-name="T15">1: Clubs, 2: Diamonds, 3: Hearts, 4: Spades</text:span> </text:p>
                </text:list-item>
              </text:list>
            </text:list-item>
          </text:list>
        </text:list-item>
        <text:list-item>
          <text:p text:style-name="P21">How many Catholic archdiocese are there in England and Wales?</text:p>
        </text:list-item>
      </text:list>
      <text:section text:style-name="Sect1" text:name="Section41">
        <text:list xml:id="list200407826522165" text:continue-numbering="true" text:style-name="L1">
          <text:list-item>
            <text:list>
              <text:list-item>
                <text:p text:style-name="P21">2</text:p>
              </text:list-item>
              <text:list-item>
                <text:p text:style-name="P21">3</text:p>
              </text:list-item>
              <text:list-item>
                <text:p text:style-name="P21">4</text:p>
              </text:list-item>
              <text:list-item>
                <text:p text:style-name="P21">5</text:p>
              </text:list-item>
            </text:list>
          </text:list-item>
        </text:list>
      </text:section>
      <text:list xml:id="list200406201559401" text:continue-numbering="true" text:style-name="L1">
        <text:list-item>
          <text:list>
            <text:list-item>
              <text:list>
                <text:list-item>
                  <text:p text:style-name="P21">b) 5 (Westminster, Birmingham, Cardiff, Liverpool, Southwark)</text:p>
                </text:list-item>
              </text:list>
            </text:list-item>
          </text:list>
        </text:list-item>
        <text:list-item>
          <text:p text:style-name="P14"><text:s/><text:span text:style-name="T18">Which is the only letter to score 5 points in Scrabble?</text:span></text:p>
        </text:list-item>
      </text:list>
      <text:section text:style-name="Sect1" text:name="Section43">
        <text:list xml:id="list200406816034303" text:continue-numbering="true" text:style-name="L1">
          <text:list-item>
            <text:list>
              <text:list-item>
                <text:p text:style-name="P22">H</text:p>
              </text:list-item>
              <text:list-item>
                <text:p text:style-name="P22">K</text:p>
              </text:list-item>
              <text:list-item>
                <text:p text:style-name="P22">M</text:p>
              </text:list-item>
              <text:list-item>
                <text:p text:style-name="P22">X</text:p>
              </text:list-item>
            </text:list>
          </text:list-item>
        </text:list>
      </text:section>
      <text:list xml:id="list200406401431552" text:continue-numbering="true" text:style-name="L1">
        <text:list-item>
          <text:list>
            <text:list-item>
              <text:list>
                <text:list-item>
                  <text:p text:style-name="P22">b) K</text:p>
                </text:list-item>
              </text:list>
            </text:list-item>
          </text:list>
        </text:list-item>
      </text:list>
      <text:section text:style-name="Sect4" text:name="Section44">
        <text:list xml:id="list200406866580111" text:continue-numbering="true" text:style-name="L1">
          <text:list-item>
            <text:list>
              <text:list-item>
                <text:list>
                  <text:list-item>
                    <text:list>
                      <text:list-item>
                        <text:p text:style-name="P22">H4</text:p>
                      </text:list-item>
                      <text:list-item>
                        <text:p text:style-name="P24">M3</text:p>
                      </text:list-item>
                      <text:list-item>
                        <text:p text:style-name="P23">X8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200407002272544" text:continue-numbering="true" text:style-name="L1">
        <text:list-item>
          <text:p text:style-name="P25">Which is the only Historic Royal Palaces property outside London?</text:p>
          <text:list>
            <text:list-item>
              <text:p text:style-name="P25">Hillsborough Castle, Northern Ireland</text:p>
            </text:list-item>
            <text:list-item>
              <text:p text:style-name="P25">Holyrood Palace, Edinburgh</text:p>
            </text:list-item>
            <text:list-item>
              <text:p text:style-name="P25">Osborne House, Isle of Wight</text:p>
            </text:list-item>
            <text:list-item>
              <text:p text:style-name="P25">Royal Lodge, Windsor</text:p>
              <text:list>
                <text:list-item>
                  <text:p text:style-name="P26">a) Hillsborough Castle, Northern Ireland</text:p>
                </text:list-item>
              </text:list>
            </text:list-item>
          </text:list>
        </text:list-item>
        <text:list-item>
          <text:p text:style-name="P14"><text:s/><text:span text:style-name="T20">The international vehicle registration code P represents which country?</text:span></text:p>
        </text:list-item>
      </text:list>
      <text:section text:style-name="Sect2" text:name="Section46">
        <text:list xml:id="list200406212915162" text:continue-numbering="true" text:style-name="L1">
          <text:list-item>
            <text:list>
              <text:list-item>
                <text:p text:style-name="P25">Pakistan</text:p>
              </text:list-item>
              <text:list-item>
                <text:p text:style-name="P25">Panama</text:p>
              </text:list-item>
              <text:list-item>
                <text:p text:style-name="P25">Poland</text:p>
              </text:list-item>
              <text:list-item>
                <text:p text:style-name="P25">Portugal</text:p>
              </text:list-item>
            </text:list>
          </text:list-item>
        </text:list>
      </text:section>
      <text:list xml:id="list200406799956061" text:continue-numbering="true" text:style-name="L1">
        <text:list-item>
          <text:list>
            <text:list-item>
              <text:list>
                <text:list-item>
                  <text:p text:style-name="P25">d) Portugal</text:p>
                  <text:list>
                    <text:list-item>
                      <text:p text:style-name="P25">Pakistan – PK, Panama – PA, Poland – PL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"><text:s/><text:span text:style-name="T19">Who was the first British prime minister younger than Queen Elizabeth II?</text:span></text:p>
        </text:list-item>
      </text:list>
      <text:section text:style-name="Sect2" text:name="Section45">
        <text:list xml:id="list200407717545807" text:continue-numbering="true" text:style-name="L1">
          <text:list-item>
            <text:list>
              <text:list-item>
                <text:p text:style-name="P14">James Callaghan</text:p>
              </text:list-item>
              <text:list-item>
                <text:p text:style-name="P14">Margaret Thatcher</text:p>
              </text:list-item>
              <text:list-item>
                <text:p text:style-name="P14"><text:soft-page-break/>John Major</text:p>
              </text:list-item>
              <text:list-item>
                <text:p text:style-name="P14">Tony Blair</text:p>
              </text:list-item>
            </text:list>
          </text:list-item>
        </text:list>
      </text:section>
      <text:list xml:id="list200406252430441" text:continue-numbering="true" text:style-name="L1">
        <text:list-item>
          <text:list>
            <text:list-item>
              <text:list>
                <text:list-item>
                  <text:p text:style-name="P27">c) John Major</text:p>
                  <text:list>
                    <text:list-item>
                      <text:p text:style-name="P27">Margaret Thatcher was 5 months older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">What connects "Allergy", "Gallery", "Largely", and "Regally"</text:p>
          <text:list>
            <text:list-item>
              <text:list>
                <text:list-item>
                  <text:p text:style-name="P29">They're anagrams</text:p>
                </text:list-item>
              </text:list>
            </text:list-item>
          </text:list>
        </text:list-item>
        <text:list-item>
          <text:p text:style-name="P15"><text:s/><text:span text:style-name="T11">Who was the highest ranked Welsh person in the 2002 BBC poll of greatest Britons?</text:span></text:p>
        </text:list-item>
      </text:list>
      <text:section text:style-name="Sect2" text:name="Section57">
        <text:list xml:id="list200408031406549" text:continue-numbering="true" text:style-name="L1">
          <text:list-item>
            <text:list>
              <text:list-item>
                <text:p text:style-name="P64">Owain Glyndŵr</text:p>
              </text:list-item>
              <text:list-item>
                <text:p text:style-name="P64">Tom Jones</text:p>
              </text:list-item>
              <text:list-item>
                <text:p text:style-name="P64">Nye Bevan</text:p>
              </text:list-item>
              <text:list-item>
                <text:p text:style-name="P64">Dylan Thomas</text:p>
              </text:list-item>
            </text:list>
          </text:list-item>
        </text:list>
      </text:section>
      <text:list xml:id="list200406450271538" text:continue-numbering="true" text:style-name="L1">
        <text:list-item>
          <text:list>
            <text:list-item>
              <text:list>
                <text:list-item>
                  <text:p text:style-name="P64"><text:span text:style-name="T21">a) </text:span>Owain Glyndŵr</text:p>
                </text:list-item>
              </text:list>
            </text:list-item>
          </text:list>
        </text:list-item>
        <text:list-item>
          <text:p text:style-name="P14"><text:s/><text:span text:style-name="T21">The Boeing 737 MAX was grounded after fatal crashes for which 2 airlines?</text:span></text:p>
        </text:list-item>
      </text:list>
      <text:section text:style-name="Sect5" text:name="Section66">
        <text:list xml:id="list200407199328188" text:continue-numbering="true" text:style-name="L1">
          <text:list-item>
            <text:list>
              <text:list-item>
                <text:p text:style-name="P30">Egypt Air</text:p>
              </text:list-item>
              <text:list-item>
                <text:p text:style-name="P30">Lion Air</text:p>
              </text:list-item>
              <text:list-item>
                <text:p text:style-name="P30">Eagle Air</text:p>
              </text:list-item>
              <text:list-item>
                <text:p text:style-name="P30">Air India</text:p>
              </text:list-item>
              <text:list-item>
                <text:p text:style-name="P30">Malaysia Airlines</text:p>
              </text:list-item>
              <text:list-item>
                <text:p text:style-name="P30">China Southern <text:span text:style-name="T22">Airlines</text:span></text:p>
              </text:list-item>
              <text:list-item>
                <text:p text:style-name="P30">Saratov Airlines</text:p>
              </text:list-item>
              <text:list-item>
                <text:p text:style-name="P30">Ethiopian Airlines</text:p>
              </text:list-item>
            </text:list>
          </text:list-item>
        </text:list>
      </text:section>
      <text:list xml:id="list200406968280690" text:continue-numbering="true" text:style-name="L1">
        <text:list-item>
          <text:list>
            <text:list-item>
              <text:list>
                <text:list-item>
                  <text:p text:style-name="P30">B and H (Lion Air and Ethiopian Airlines)</text:p>
                </text:list-item>
              </text:list>
            </text:list-item>
          </text:list>
        </text:list-item>
        <text:list-item>
          <text:p text:style-name="P14"><text:s/><text:span text:style-name="T23">On which day of the year is Groundhog Day?</text:span></text:p>
        </text:list-item>
      </text:list>
      <text:section text:style-name="Sect2" text:name="Section71">
        <text:list xml:id="list200406473457023" text:continue-numbering="true" text:style-name="L1">
          <text:list-item>
            <text:list>
              <text:list-item>
                <text:p text:style-name="P31">2 December</text:p>
              </text:list-item>
              <text:list-item>
                <text:p text:style-name="P31">2 January</text:p>
              </text:list-item>
              <text:list-item>
                <text:p text:style-name="P31">2 February</text:p>
              </text:list-item>
              <text:list-item>
                <text:p text:style-name="P31">2 March</text:p>
              </text:list-item>
            </text:list>
          </text:list-item>
        </text:list>
      </text:section>
      <text:list xml:id="list200406228606269" text:continue-numbering="true" text:style-name="L1">
        <text:list-item>
          <text:list>
            <text:list-item>
              <text:list>
                <text:list-item>
                  <text:p text:style-name="P31">c) 2 February</text:p>
                </text:list-item>
              </text:list>
            </text:list-item>
          </text:list>
        </text:list-item>
        <text:list-item>
          <text:p text:style-name="P14"><text:s/>Whose portrait appears on the obverse of the current <text:span text:style-name="T27">Bank of England </text:span>£10 note?</text:p>
          <text:list>
            <text:list-item>
              <text:p text:style-name="P14">Jane Austen</text:p>
            </text:list-item>
            <text:list-item>
              <text:p text:style-name="P14">Winston Churchill</text:p>
            </text:list-item>
            <text:list-item>
              <text:p text:style-name="P14">Adam Smith</text:p>
            </text:list-item>
            <text:list-item>
              <text:p text:style-name="P14">None of the above</text:p>
              <text:list>
                <text:list-item>
                  <text:p text:style-name="P32">d) The Queen's portrait is on the obverse of all current Bank of England notes.</text:p>
                  <text:list>
                    <text:list-item>
                      <text:p text:style-name="P44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2" style:font-family-complex="FreeSans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099cm" style:type="center"/>
          <style:tab-stop style:position="8.2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2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>
      <style:text-properties fo:font-size="8pt" style:font-size-asian="7pt" style:font-size-complex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8cm" fo:page-height="12cm" style:num-format="1" style:print-orientation="portrait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8.8cm" fo:page-height="1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hris McKenna</meta:initial-creator>
    <meta:creation-date>2018-07-10T18:13:16.233378806</meta:creation-date>
    <dc:date>2021-12-30T20:04:06.055000000</dc:date>
    <meta:editing-duration>P34DT9H15M24S</meta:editing-duration>
    <meta:editing-cycles>796</meta:editing-cycles>
    <meta:generator>LibreOfficeDev/7.4.0.0.alpha0$Windows_X86_64 LibreOffice_project/1bb0e177124d5d6661b72df6c7d848fb23639652</meta:generator>
    <dc:title>Summer quiz 2019</dc:title>
    <meta:document-statistic meta:table-count="0" meta:image-count="0" meta:object-count="0" meta:page-count="3" meta:paragraph-count="101" meta:word-count="533" meta:character-count="2814" meta:non-whitespace-character-count="2390"/>
  </office:meta>
</office:document-meta>
</file>